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eeding up simul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number of optical photons exceed 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-thread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orker threads:</text:p>
                <text:list>
                  <text:list-item>
                    <text:p>Imported energy spectra has to be shared</text:p>
                  </text:list-item>
                  <text:list-item>
                    <text:p>Speed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54:00.311638909</meta:creation-date>
    <dc:date>2019-03-08T14:54:27.542872098</dc:date>
    <meta:editing-duration>PT17S</meta:editing-duration>
    <meta:editing-cycles>1</meta:editing-cycles>
    <meta:generator>LibreOffice/6.0.7.3$Linux_X86_64 LibreOffice_project/00m0$Build-3</meta:generator>
    <meta:document-statistic meta:object-count="33"/>
  </office:meta>
</office:document-meta>
</file>